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 do:</text:p>
      <text:p text:style-name="Standard"/>
      <text:list xml:id="list296434292684824217" text:style-name="L1">
        <text:list-item>
          <text:p text:style-name="P1">Flapping enemies</text:p>
        </text:list-item>
        <text:list-item>
          <text:p text:style-name="P1">Laser Blöcke</text:p>
        </text:list-item>
        <text:list-item>
          <text:p text:style-name="P1">Racketen Blöcke</text:p>
        </text:list-item>
        <text:list-item>
          <text:p text:style-name="P1">Menu</text:p>
          <text:list>
            <text:list-item>
              <text:p text:style-name="P1">Splash screen</text:p>
            </text:list-item>
            <text:list-item>
              <text:p text:style-name="P1">Main Menu</text:p>
            </text:list-item>
            <text:list-item>
              <text:p text:style-name="P1">Options</text:p>
            </text:list-item>
          </text:list>
        </text:list-item>
        <text:list-item>
          <text:p text:style-name="P1">Exit? (Farbe)</text:p>
        </text:list-item>
      </text:list>
      <text:p text:style-name="Standard"/>
      <text:p text:style-name="Standard"/>
      <text:p text:style-name="Standard">Später(braucht genauere absprache):</text:p>
      <text:list xml:id="list5480606290142205627" text:style-name="L2">
        <text:list-item>
          <text:p text:style-name="P2">Buttons</text:p>
        </text:list-item>
        <text:list-item>
          <text:p text:style-name="P2">Fo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09:46:57.95</meta:creation-date>
    <meta:document-statistic meta:table-count="0" meta:image-count="0" meta:object-count="0" meta:page-count="1" meta:paragraph-count="12" meta:word-count="31" meta:character-count="151"/>
    <dc:date>2015-05-27T09:52:37.97</dc:date>
    <meta:editing-duration>PT5M43S</meta:editing-duration>
    <meta:editing-cycles>1</meta:editing-cycles>
    <meta:generator>OpenOffice/4.0.1$Win32 OpenOffice.org_project/401m5$Build-9714</meta:generator>
  </office:meta>
</office:document-meta>
</file>